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03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14.8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1d41a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 fo:border="0.06pt solid #000000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999999" fo:border="0.06pt solid #000000"/>
    </style:style>
    <style:style style:name="ce18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000000" fo:border="0.06pt solid #000000"/>
    </style:style>
    <style:style style:name="ce26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&quot;ok&quot;" style:apply-style-name="Good" style:base-cell-address="Sheet1.D2"/>
      <style:map style:condition="cell-content()=&quot;-&quot;" style:apply-style-name="Bad" style:base-cell-address="Sheet1.D2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&quot;ok&quot;" style:apply-style-name="Good" style:base-cell-address="Sheet1.D2"/>
      <style:map style:condition="cell-content()=&quot;-&quot;" style:apply-style-name="Bad" style:base-cell-address="Sheet1.D2"/>
    </style:style>
    <style:style style:name="ce7" style:family="table-cell" style:parent-style-name="Default">
      <style:table-cell-properties fo:background-color="#81d41a" fo:border="0.06pt solid #000000"/>
      <style:map style:condition="cell-content()=&quot;ok&quot;" style:apply-style-name="Good" style:base-cell-address="Sheet1.D2"/>
      <style:map style:condition="cell-content()=&quot;-&quot;" style:apply-style-name="Bad" style:base-cell-address="Sheet1.D2"/>
    </style:style>
    <style:style style:name="ce8" style:family="table-cell" style:parent-style-name="Default">
      <style:table-cell-properties fo:background-color="#000000" fo:border="0.06pt solid #000000"/>
      <style:map style:condition="cell-content()=&quot;ok&quot;" style:apply-style-name="Good" style:base-cell-address="Sheet1.D2"/>
      <style:map style:condition="cell-content()=&quot;-&quot;" style:apply-style-name="Bad" style:base-cell-address="Sheet1.D2"/>
    </style:style>
    <style:style style:name="ce9" style:family="table-cell" style:parent-style-name="Default">
      <style:table-cell-properties fo:border="0.06pt solid #000000"/>
      <style:map style:condition="cell-content()=&quot;ok&quot;" style:apply-style-name="Good" style:base-cell-address="Sheet1.D2"/>
      <style:map style:condition="cell-content()=&quot;-&quot;" style:apply-style-name="Bad" style:base-cell-address="Sheet1.D2"/>
    </style:style>
    <style:style style:name="ce23" style:family="table-cell" style:parent-style-name="Default">
      <style:table-cell-properties fo:background-color="transparent" fo:border="0.06pt solid #000000"/>
      <style:map style:condition="cell-content()=&quot;ok&quot;" style:apply-style-name="Good" style:base-cell-address="Sheet1.D2"/>
      <style:map style:condition="cell-content()=&quot;-&quot;" style:apply-style-name="Bad" style:base-cell-address="Sheet1.D2"/>
    </style:style>
    <style:style style:name="ce30" style:family="table-cell" style:parent-style-name="Default">
      <style:map style:condition="cell-content()=&quot;ok&quot;" style:apply-style-name="Good" style:base-cell-address="Sheet1.D2"/>
      <style:map style:condition="cell-content()=&quot;-&quot;" style:apply-style-name="Bad" style:base-cell-address="Sheet1.D2"/>
    </style:style>
    <style:style style:name="ce25" style:family="table-cell" style:parent-style-name="Default" style:data-style-name="N4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3" office:value-type="string" calcext:value-type="string" table:number-columns-spanned="6" table:number-rows-spanned="1">
            <text:p>Implementação e testes iniciais</text:p>
          </table:table-cell>
          <table:covered-table-cell table:number-columns-repeated="2" table:style-name="ce1"/>
          <table:covered-table-cell table:number-columns-repeated="2" table:style-name="ce26"/>
          <table:covered-table-cell table:style-name="ce10"/>
          <table:table-cell table:style-name="ce10" table:number-columns-repeated="1018"/>
        </table:table-row>
        <table:table-row table:style-name="ro2"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Função</text:p>
          </table:table-cell>
          <table:table-cell table:style-name="ce22" office:value-type="string" calcext:value-type="string">
            <text:p>Implementado</text:p>
          </table:table-cell>
          <table:table-cell table:style-name="ce22" office:value-type="string" calcext:value-type="string">
            <text:p>Testes</text:p>
          </table:table-cell>
          <table:table-cell table:style-name="ce10" office:value-type="string" calcext:value-type="string">
            <text:p>Observações</text:p>
          </table:table-cell>
          <table:table-cell table:style-name="ce10" table:number-columns-repeated="1018"/>
        </table:table-row>
        <table:table-row table:style-name="ro1">
          <table:table-cell table:style-name="ce12" office:value-type="string" calcext:value-type="string">
            <text:p>Forklift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ByCompany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indById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aveData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eleteData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rv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Cre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Upd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ubmit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orkliftPage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Lis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orklift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lid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orklift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Company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Dropdown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ByCompany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indById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aveData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eleteData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rv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Cre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Upd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ubmit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CompanyPage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Lis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Company</text:span>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lid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oadCEP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Company</text:span>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Operator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ByCompany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indById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aveData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eleteData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rv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Cre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Upd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ubmit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Operator</text:span>Page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Lis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Operator</text:span>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lid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Operator</text:span>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nel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/>
          <table:table-cell table:number-columns-repeated="2"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User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ByCompany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indById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aveData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eleteData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lid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rv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Cre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Upd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ubmit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User</text:span>Page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Lis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User</text:span>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User</text:span>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Login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authenticationUser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rv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ubmit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ogin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ogou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Login</text:span>Page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lid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Login</text:span>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Group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Module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ModuleFormField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redux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18" office:value-type="string" calcext:value-type="string">
            <text:p>alertSl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destroyAlerts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listAlert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3"/>
          <table:table-cell table:style-name="ce18" office:value-type="string" calcext:value-type="string">
            <text:p>companySl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destroyCompany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dropCompany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updateCompany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createCompany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fetchCompanies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3"/>
          <table:table-cell table:style-name="ce18" office:value-type="string" calcext:value-type="string">
            <text:p>modalSlice</text:p>
          </table:table-cell>
          <table:table-cell table:style-name="ce6"/>
          <table:table-cell table:style-name="ce8" table:number-columns-repeated="2"/>
          <table:table-cell table:style-name="ce2"/>
          <table:table-cell/>
          <table:table-cell table:style-name="ce25"/>
          <table:table-cell table:number-columns-repeated="1016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destroyModals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successModal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failModal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confirmModal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loadingModal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18" office:value-type="string" calcext:value-type="string">
            <text:p>sessionSl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destroySession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changeCompany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Logout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loadCurrentUser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18" office:value-type="string" calcext:value-type="string">
            <text:p>localStorag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loadState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saveState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destroyState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18" office:value-type="string" calcext:value-type="string">
            <text:p>reduc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rootReducer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18" office:value-type="string" calcext:value-type="string">
            <text:p>stor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State empty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componets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Alerts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Alert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Buttons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ButtonCreate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ButtonIconUpdate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ButtonIconDelete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s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FormDatePicker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StringArrayToList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FromSelect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 office:value-type="string" calcext:value-type="string">
            <text:p>Não foi realizada aplicação para o componente.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Modals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ModalConfirm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ModalLoading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ModalFail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ModalSuccess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NavigationBar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NavigationBarComponent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Development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PageDevelopmentComponent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Loading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PageLoadingComponent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NotFound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PageNotFoundComponent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Title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TitleComponent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helper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CEP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indCEP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CNPJ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CNPJValidate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CRUDData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istAll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earchById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createUpdate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ropById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HttpRequest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erifyRequest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erifyRequestSave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erifyRequestDelete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errorReque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rses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parseAnyToString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parseAnyToArrayString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rviceDispatch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istDispatchHelper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ataDispatchHelper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luesDispatchHelper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eleteLoadDispatchHelper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eleteDispatchHelper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rvice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Submit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ssion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ReadSession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 table:number-rows-repeated="240">
          <table:table-cell table:number-columns-repeated="3"/>
          <table:table-cell table:style-name="ce30" table:number-columns-repeated="2"/>
          <table:table-cell table:number-columns-repeated="1019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2:Sheet1.E435">
            <calcext:condition calcext:apply-style-name="Good" calcext:value="=&quot;ok&quot;" calcext:base-cell-address="Sheet1.D2"/>
            <calcext:condition calcext:apply-style-name="Bad" calcext:value="=&quot;-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7:23:39.014935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08T09:50:45.575023371</meta:creation-date>
    <meta:generator>LibreOffice/7.1.2.2$MacOSX_X86_64 LibreOffice_project/8a45595d069ef5570103caea1b71cc9d82b2aae4</meta:generator>
    <dc:date>2021-05-19T17:24:28.294143334</dc:date>
    <meta:editing-duration>P1DT14H39M14S</meta:editing-duration>
    <meta:editing-cycles>51</meta:editing-cycles>
    <meta:document-statistic meta:table-count="1" meta:cell-count="462" meta:object-count="0"/>
    <meta:user-defined meta:name=""/>
  </office:meta>
</office:document-meta>
</file>